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4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ICOLA VIRGEN DEL CISNE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SALLO HUARANCA, LUZMIL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5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SALLO HUARANCA, LUZMIL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QUISPE SALLO, EDWIN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8</text:p>
          </table:table-cell>
        </table:table-row>
        <table:table-row>
          <table:table-cell table:style-name="Tabla1.A2" office:value-type="float" office:value="0">
            <text:p text:style-name="P7">PEKIN</text:p>
          </table:table-cell>
          <table:table-cell table:style-name="Tabla1.B2" office:value-type="string">
            <text:p text:style-name="P9">Cant.Cajas: <text:span text:style-name="T11">8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13852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1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4T22:08:21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